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ataBrokerModules" style:family="table">
      <style:table-properties style:width="21.77cm" table:align="margins"/>
    </style:style>
    <style:style style:name="DataBrokerModules.A" style:family="table-column">
      <style:table-column-properties style:column-width="3.581cm" style:rel-column-width="10777*"/>
    </style:style>
    <style:style style:name="DataBrokerModules.B" style:family="table-column">
      <style:table-column-properties style:column-width="5.135cm" style:rel-column-width="15455*"/>
    </style:style>
    <style:style style:name="DataBrokerModules.C" style:family="table-column">
      <style:table-column-properties style:column-width="13.056cm" style:rel-column-width="39303*"/>
    </style:style>
    <style:style style:name="DataBrokerModules.A1" style:family="table-cell">
      <style:table-cell-properties style:vertical-align="middle" fo:background-color="#4c4c4c" fo:padding="0.097cm" fo:border-left="4pt solid #ffffff" fo:border-right="none" fo:border-top="4pt solid #ffffff" fo:border-bottom="4pt solid #ffffff">
        <style:background-image/>
      </style:table-cell-properties>
    </style:style>
    <style:style style:name="DataBrokerModules.C1" style:family="table-cell">
      <style:table-cell-properties style:vertical-align="middle" fo:background-color="#4c4c4c" fo:padding="0.097cm" fo:border="4pt solid #ffffff">
        <style:background-image/>
      </style:table-cell-properties>
    </style:style>
    <style:style style:name="DataBrokerModules.A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3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4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5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6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7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8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9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0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1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3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4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5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Table1" style:family="table">
      <style:table-properties style:width="21.7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581cm" style:rel-column-width="10777*"/>
    </style:style>
    <style:style style:name="Table1.B" style:family="table-column">
      <style:table-column-properties style:column-width="5.135cm" style:rel-column-width="15455*"/>
    </style:style>
    <style:style style:name="Table1.C" style:family="table-column">
      <style:table-column-properties style:column-width="13.056cm" style:rel-column-width="39303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1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1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ext_20_body">
      <style:text-properties officeooo:rsid="001a2e90" officeooo:paragraph-rsid="001a2e90"/>
    </style:style>
    <style:style style:name="P4" style:family="paragraph" style:parent-style-name="Text_20_body">
      <style:text-properties officeooo:rsid="0022a4e4" officeooo:paragraph-rsid="0022a4e4"/>
    </style:style>
    <style:style style:name="P5" style:family="paragraph" style:parent-style-name="Text_20_body">
      <style:text-properties officeooo:rsid="003d0e73" officeooo:paragraph-rsid="003d0e73"/>
    </style:style>
    <style:style style:name="P6" style:family="paragraph" style:parent-style-name="Text_20_body">
      <style:text-properties officeooo:rsid="003dac62" officeooo:paragraph-rsid="003dac62"/>
    </style:style>
    <style:style style:name="P7" style:family="paragraph" style:parent-style-name="Text_20_body">
      <style:text-properties officeooo:rsid="003f905e" officeooo:paragraph-rsid="003f905e"/>
    </style:style>
    <style:style style:name="P8" style:family="paragraph" style:parent-style-name="Title">
      <style:text-properties officeooo:rsid="0017e5c1" officeooo:paragraph-rsid="0017e5c1"/>
    </style:style>
    <style:style style:name="P9" style:family="paragraph" style:parent-style-name="Subtitle">
      <style:text-properties officeooo:rsid="001f39cf" officeooo:paragraph-rsid="001f39cf"/>
    </style:style>
    <style:style style:name="P10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style:font-size-asian="10pt" style:font-size-complex="10pt"/>
    </style:style>
    <style:style style:name="P11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fo:background-color="transparent" style:font-size-asian="10pt" style:font-size-complex="10pt"/>
    </style:style>
    <style:style style:name="P12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4473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3821f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2a4e4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13f25" officeooo:paragraph-rsid="00229300" style:font-size-asian="10pt" style:font-size-complex="10pt"/>
    </style:style>
    <style:style style:name="P16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3c1b" officeooo:paragraph-rsid="00229300" style:font-size-asian="10pt" style:font-size-complex="10pt"/>
    </style:style>
    <style:style style:name="P17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a2e90" officeooo:paragraph-rsid="00229300" style:font-size-asian="10pt" style:font-size-complex="10pt"/>
    </style:style>
    <style:style style:name="P18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f4759" officeooo:paragraph-rsid="00229300" style:font-size-asian="10pt" style:font-size-complex="10pt"/>
    </style:style>
    <style:style style:name="P20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3939b1" officeooo:paragraph-rsid="003939b1" style:font-size-asian="10pt" style:font-size-complex="10pt"/>
    </style:style>
    <style:style style:name="P21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officeooo:rsid="003939b1" officeooo:paragraph-rsid="0039ff4b" style:font-size-asian="10pt" style:font-style-asian="normal" style:font-size-complex="10pt" style:font-style-complex="normal"/>
    </style:style>
    <style:style style:name="P22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officeooo:rsid="003b479e" officeooo:paragraph-rsid="003b479e" style:font-size-asian="10pt" style:font-style-asian="normal" style:font-size-complex="10pt" style:font-style-complex="normal"/>
    </style:style>
    <style:style style:name="P2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officeooo:rsid="003b479e" officeooo:paragraph-rsid="003c194f" style:font-size-asian="10pt" style:font-style-asian="normal" style:font-size-complex="10pt" style:font-style-complex="normal"/>
    </style:style>
    <style:style style:name="P24" style:family="paragraph" style:parent-style-name="Table_20_Contents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Table_20_Contents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9300" officeooo:paragraph-rsid="00229300" style:font-size-asian="10pt" style:font-size-complex="10pt"/>
    </style:style>
    <style:style style:name="P26" style:family="paragraph" style:parent-style-name="Code">
      <style:text-properties officeooo:rsid="003dac62" officeooo:paragraph-rsid="003dac62"/>
    </style:style>
    <style:style style:name="P27" style:family="paragraph" style:parent-style-name="Code">
      <style:text-properties officeooo:rsid="003dac62" officeooo:paragraph-rsid="003f905e"/>
    </style:style>
    <style:style style:name="P28" style:family="paragraph" style:parent-style-name="Text_20_body" style:list-style-name="L26">
      <style:text-properties officeooo:rsid="003d0e73" officeooo:paragraph-rsid="003d0e73"/>
    </style:style>
    <style:style style:name="P29" style:family="paragraph" style:parent-style-name="Text_20_body" style:list-style-name="">
      <style:text-properties officeooo:rsid="0036bf23" officeooo:paragraph-rsid="0036bf23"/>
    </style:style>
    <style:style style:name="P30" style:family="paragraph" style:parent-style-name="Text_20_body" style:list-style-name="">
      <style:paragraph-properties fo:text-align="center" style:justify-single-word="false"/>
      <style:text-properties officeooo:rsid="0036bf23" officeooo:paragraph-rsid="0036bf23"/>
    </style:style>
    <style:style style:name="P31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3821f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44732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2a4e4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4142bf" style:font-size-asian="10pt" style:language-asian="zxx" style:country-asian="none" style:font-size-complex="10pt" style:language-complex="zxx" style:country-complex="none"/>
    </style:style>
    <style:style style:name="P35" style:family="paragraph" style:parent-style-name="Heading_20_1">
      <style:text-properties officeooo:rsid="0018866e" officeooo:paragraph-rsid="0018866e"/>
    </style:style>
    <style:style style:name="P36" style:family="paragraph" style:parent-style-name="Heading_20_1" style:master-page-name="">
      <style:paragraph-properties style:page-number="auto" fo:break-before="page"/>
      <style:text-properties officeooo:rsid="003d0e73" officeooo:paragraph-rsid="003d0e73"/>
    </style:style>
    <style:style style:name="P37" style:family="paragraph" style:parent-style-name="Heading_20_1">
      <style:paragraph-properties fo:break-before="page"/>
      <style:text-properties officeooo:rsid="0036bf23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4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officeooo:rsid="0017e5c1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39e4c" style:font-size-asian="8pt" style:font-size-complex="8pt"/>
    </style:style>
    <style:style style:name="T4" style:family="text">
      <style:text-properties officeooo:rsid="00378f89"/>
    </style:style>
    <style:style style:name="T5" style:family="text">
      <style:text-properties officeooo:rsid="0039ff4b"/>
    </style:style>
    <style:style style:name="T6" style:family="text">
      <style:text-properties officeooo:rsid="003c194f"/>
    </style:style>
    <style:style style:name="T7" style:family="text">
      <style:text-properties officeooo:rsid="003d8f11"/>
    </style:style>
    <style:style style:name="T8" style:family="text">
      <style:text-properties officeooo:rsid="003f905e"/>
    </style:style>
    <style:style style:name="T9" style:family="text">
      <style:text-properties fo:language="en" fo:country="GB" style:language-asian="zxx" style:country-asian="none" style:language-complex="zxx" style:country-complex="none"/>
    </style:style>
    <style:style style:name="T10" style:family="text">
      <style:text-properties fo:language="en" fo:country="GB" officeooo:rsid="003f905e" style:language-asian="zxx" style:country-asian="none" style:language-complex="zxx" style:country-complex="none"/>
    </style:style>
    <style:style style:name="T11" style:family="text">
      <style:text-properties fo:language="en" fo:country="GB" officeooo:rsid="0040aa8b" style:language-asian="zxx" style:country-asian="none" style:language-complex="zxx" style:country-complex="none"/>
    </style:style>
    <style:style style:name="T12" style:family="text">
      <style:text-properties fo:language="en" fo:country="GB" fo:font-style="italic" officeooo:rsid="003f905e" style:language-asian="zxx" style:country-asian="none" style:font-style-asian="italic" style:language-complex="zxx" style:country-complex="none" style:font-style-complex="italic"/>
    </style:style>
    <style:style style:name="T13" style:family="text">
      <style:text-properties officeooo:rsid="0040aa8b"/>
    </style:style>
    <style:style style:name="T14" style:family="text">
      <style:text-properties officeooo:rsid="004142bf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2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ed_20__28_var_29__20_4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5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699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6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ed_20__28_var_29__20_7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699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8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9" svg:stroke-width="0.049cm" svg:stroke-color="#333333" draw:marker-start="" draw:marker-start-width="0.376cm" draw:marker-start-center="false" draw:marker-end="Triangle_20_unfilled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10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11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ed_20__28_var_29__20_12" svg:stroke-width="0.049cm" svg:stroke-color="#333333" draw:marker-start="" draw:marker-start-width="0.376cm" draw:marker-start-center="false" draw:marker-end="Arrowheads_20_2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13" svg:stroke-width="0.049cm" svg:stroke-color="#333333" draw:marker-start="" draw:marker-start-width="0.376cm" draw:marker-start-center="false" draw:marker-end="Arrowheads_20_2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14" svg:stroke-width="0.049cm" svg:stroke-color="#333333" draw:marker-start="" draw:marker-start-width="0.3cm" draw:marker-start-center="false" draw:marker-end="Arrow" draw:marker-end-width="0.1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15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16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17" svg:stroke-width="0.049cm" svg:stroke-color="#333333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ed_20__28_var_29__20_18" svg:stroke-width="0.049cm" svg:stroke-color="#333333" draw:marker-start="" draw:marker-start-width="0.3cm" draw:marker-start-center="false" draw:marker-end="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19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20" svg:stroke-width="0.049cm" svg:stroke-color="#333333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0" style:family="graphic">
      <style:graphic-properties draw:stroke="none" draw:stroke-dash="Dashed_20__28_var_29__20_2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75cm" fo:min-width="1.48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draw:stroke-dash="Dashed_20__28_var_29__20_2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2.05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draw:stroke-dash="Dashed_20__28_var_29__20_23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7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none" draw:stroke-dash="Dashed_20__28_var_29__20_2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draw:stroke-dash="Dashed_20__28_var_29__20_25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draw:stroke-dash="Dashed_20__28_var_29__20_26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7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27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28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29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30" svg:stroke-width="0.049cm" svg:stroke-color="#333333" draw:marker-start="" draw:marker-start-width="0.376cm" draw:marker-start-center="false" draw:marker-end="Diamond_20_unfilled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0" style:family="graphic">
      <style:graphic-properties draw:stroke="none" draw:stroke-dash="Dashed_20__28_var_29__20_3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1.6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none" draw:stroke-dash="Dashed_20__28_var_29__20_3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2.085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taBroker <text:span text:style-name="T4">Developer </text:span>Manual</text:p>
      <text:p text:style-name="P9">Notes</text:p>
      <text:h text:style-name="P35" text:outline-level="1">Modules</text:h>
      <text:p text:style-name="P3">DataBroker</text:p>
      <table:table table:name="DataBrokerModules" table:style-name="DataBrokerModules">
        <table:table-column table:style-name="DataBrokerModules.A"/>
        <table:table-column table:style-name="DataBrokerModules.B"/>
        <table:table-column table:style-name="DataBrokerModules.C"/>
        <table:table-row>
          <table:table-cell table:style-name="DataBrokerModules.A1" office:value-type="string">
            <text:p text:style-name="P10">Subsystem</text:p>
          </table:table-cell>
          <table:table-cell table:style-name="DataBrokerModules.A1" office:value-type="string">
            <text:p text:style-name="P10">Name</text:p>
          </table:table-cell>
          <table:table-cell table:style-name="DataBrokerModules.C1" office:value-type="string">
            <text:p text:style-name="P11">Description</text:p>
          </table:table-cell>
        </table:table-row>
        <table:table-row>
          <table:table-cell table:style-name="DataBrokerModules.A14" office:value-type="string">
            <text:p text:style-name="P18">Data</text:p>
          </table:table-cell>
          <table:table-cell table:style-name="DataBrokerModules.B14" office:value-type="string">
            <text:p text:style-name="P17">data-common</text:p>
          </table:table-cell>
          <table:table-cell table:style-name="DataBrokerModules.C14" office:value-type="string">
            <text:p text:style-name="P19">APIs for data flow nodes, factories and inventories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20">data-common-jee</text:p>
          </table:table-cell>
          <table:table-cell table:style-name="DataBrokerModules.C14" office:value-type="string">
            <text:p text:style-name="P21">APIs for <text:span text:style-name="T5">JEE support, life-cycle annotations and field injection annotations</text:span>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20">data-core</text:p>
          </table:table-cell>
          <table:table-cell table:style-name="DataBrokerModules.C14" office:value-type="string">
            <text:p text:style-name="P22">Platform independent data <text:span text:style-name="T6">flow s</text:span>upport implementations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20">data-core-jee</text:p>
          </table:table-cell>
          <table:table-cell table:style-name="DataBrokerModules.C14" office:value-type="string">
            <text:p text:style-name="P23"><text:span text:style-name="T6">JEE p</text:span>latform data <text:span text:style-name="T6">flow </text:span>support implementations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20">data-core-jee-store</text:p>
          </table:table-cell>
          <table:table-cell table:style-name="DataBrokerModules.C14" office:value-type="string">
            <text:p text:style-name="P23"><text:span text:style-name="T6">JEE p</text:span>latform data <text:span text:style-name="T6">flow storage </text:span>support implementations</text:p>
          </table:table-cell>
        </table:table-row>
        <table:table-row>
          <table:table-cell table:style-name="DataBrokerModules.A14" office:value-type="string">
            <text:p text:style-name="P17">Metadata</text:p>
          </table:table-cell>
          <table:table-cell table:style-name="DataBrokerModules.B14" office:value-type="string">
            <text:p text:style-name="P17">metadata-common</text:p>
          </table:table-cell>
          <table:table-cell table:style-name="DataBrokerModules.C14" office:value-type="string">
            <text:p text:style-name="P19">Generic APIs to allow storage and querying of metadata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17">metadata-rdf</text:p>
          </table:table-cell>
          <table:table-cell table:style-name="DataBrokerModules.C14" office:value-type="string">
            <text:p text:style-name="P19">API support for metadata formatted in RDF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17">metadata-store</text:p>
          </table:table-cell>
          <table:table-cell table:style-name="DataBrokerModules.C14" office:value-type="string">
            <text:p text:style-name="P19">Metadata storage implementation based on SQL databases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17">metadata-ws</text:p>
          </table:table-cell>
          <table:table-cell table:style-name="DataBrokerModules.C14" office:value-type="string">
            <text:p text:style-name="P15">Supports transfer of metadata between DataBrokers</text:p>
          </table:table-cell>
        </table:table-row>
        <table:table-row>
          <table:table-cell table:style-name="DataBrokerModules.A14" office:value-type="string">
            <text:p text:style-name="P25">Control</text:p>
          </table:table-cell>
          <table:table-cell table:style-name="DataBrokerModules.B14" office:value-type="string">
            <text:p text:style-name="P17">control-common</text:p>
          </table:table-cell>
          <table:table-cell table:style-name="DataBrokerModules.C14" office:value-type="string">
            <text:p text:style-name="P15">Common classes used within control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17">control-core</text:p>
          </table:table-cell>
          <table:table-cell table:style-name="DataBrokerModules.C14" office:value-type="string">
            <text:p text:style-name="P15">Classes used for control DataBroker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17">control-ws</text:p>
          </table:table-cell>
          <table:table-cell table:style-name="DataBrokerModules.C14" office:value-type="string">
            <text:p text:style-name="P15">Support for remote access from WebPortal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17">control-xmlconfig</text:p>
          </table:table-cell>
          <table:table-cell table:style-name="DataBrokerModules.C14" office:value-type="string">
            <text:p text:style-name="P15">Support of creating DataFlow based on XML documents</text:p>
          </table:table-cell>
        </table:table-row>
        <table:table-row>
          <table:table-cell table:style-name="DataBrokerModules.A15" office:value-type="string">
            <text:p text:style-name="P17">Package</text:p>
          </table:table-cell>
          <table:table-cell table:style-name="DataBrokerModules.B15" office:value-type="string">
            <text:p text:style-name="P17">server-ear</text:p>
          </table:table-cell>
          <table:table-cell table:style-name="DataBrokerModules.C15" office:value-type="string">
            <text:p text:style-name="P16">Packaging of DataBroker for JEE environment</text:p>
          </table:table-cell>
        </table:table-row>
      </table:table>
      <text:p text:style-name="P4">WebPortal<text:span text:style-name="T14">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Subsystem</text:p>
          </table:table-cell>
          <table:table-cell table:style-name="Table1.A1" office:value-type="string">
            <text:p text:style-name="P10">Name</text:p>
          </table:table-cell>
          <table:table-cell table:style-name="Table1.C1" office:value-type="string">
            <text:p text:style-name="P11">Description</text:p>
          </table:table-cell>
        </table:table-row>
        <table:table-row table:style-name="Table1.1">
          <table:table-cell table:style-name="Table1.A2" office:value-type="string">
            <text:p text:style-name="P12">Web</text:p>
          </table:table-cell>
          <table:table-cell table:style-name="Table1.A2" office:value-type="string">
            <text:p text:style-name="P12"><text:span text:style-name="T14">user</text:span>portal-root</text:p>
          </table:table-cell>
          <table:table-cell table:style-name="Table1.C2" office:value-type="string">
            <text:p text:style-name="P12">Web pages and managed beans <text:span text:style-name="T14">for user portal</text:span></text:p>
          </table:table-cell>
        </table:table-row>
        <table:table-row table:style-name="Table1.1">
          <table:table-cell table:style-name="Table1.A2" office:value-type="string">
            <text:p text:style-name="P13">Package</text:p>
          </table:table-cell>
          <table:table-cell table:style-name="Table1.A2" office:value-type="string">
            <text:p text:style-name="P14"><text:span text:style-name="T14">user</text:span>portal-ear</text:p>
          </table:table-cell>
          <table:table-cell table:style-name="Table1.C2" office:value-type="string">
            <text:p text:style-name="P14">Packaging of <text:span text:style-name="T14">User</text:span>Portal for JEE environment</text:p>
          </table:table-cell>
        </table:table-row>
        <table:table-row table:style-name="Table1.1">
          <table:table-cell table:style-name="Table1.A2" office:value-type="string">
            <text:p text:style-name="P12">Web</text:p>
          </table:table-cell>
          <table:table-cell table:style-name="Table1.A2" office:value-type="string">
            <text:p text:style-name="P12"><text:span text:style-name="T14">admin</text:span>portal-root</text:p>
          </table:table-cell>
          <table:table-cell table:style-name="Table1.C2" office:value-type="string">
            <text:p text:style-name="P34">Web pages and managed beans <text:span text:style-name="T14">for admin portal</text:span></text:p>
          </table:table-cell>
        </table:table-row>
        <table:table-row table:style-name="Table1.1">
          <table:table-cell table:style-name="Table1.A2" office:value-type="string">
            <text:p text:style-name="P13">Package</text:p>
          </table:table-cell>
          <table:table-cell table:style-name="Table1.A2" office:value-type="string">
            <text:p text:style-name="P14"><text:span text:style-name="T14">admin</text:span>portal-ear</text:p>
          </table:table-cell>
          <table:table-cell table:style-name="Table1.C2" office:value-type="string">
            <text:p text:style-name="P14">Packaging of <text:span text:style-name="T14">Admin</text:span>Portal for JEE environment</text:p>
          </table:table-cell>
        </table:table-row>
        <table:table-row table:style-name="Table1.1">
          <table:table-cell table:style-name="Table1.A2" office:value-type="string">
            <text:p text:style-name="P13">Comms</text:p>
          </table:table-cell>
          <table:table-cell table:style-name="Table1.A2" office:value-type="string">
            <text:p text:style-name="P12">webportal-comms</text:p>
          </table:table-cell>
          <table:table-cell table:style-name="Table1.C2" office:value-type="string">
            <text:p text:style-name="P12">Support for communications with DataBroker</text:p>
          </table:table-cell>
        </table:table-row>
        <table:table-row table:style-name="Table1.1">
          <table:table-cell table:style-name="Table1.A2" office:value-type="string">
            <text:p text:style-name="P14">Storage</text:p>
          </table:table-cell>
          <table:table-cell table:style-name="Table1.A2" office:value-type="string">
            <text:p text:style-name="P14">webportal-store</text:p>
          </table:table-cell>
          <table:table-cell table:style-name="Table1.C2" office:value-type="string">
            <text:p text:style-name="P14">Support for storage of WebPortal config</text:p>
          </table:table-cell>
        </table:table-row>
      </table:table>
      <text:p text:style-name="Text_20_body"/>
      <text:h text:style-name="P36" text:outline-level="1">Build Instructions</text:h>
      <text:p text:style-name="P5">Requirements:</text:p>
      <text:list xml:id="list673182962885714569" text:style-name="L26">
        <text:list-item>
          <text:p text:style-name="P28">JDK 1.7.0 or JDK 1.8.0</text:p>
        </text:list-item>
        <text:list-item>
          <text:p text:style-name="P28">Maven 3.2.2</text:p>
        </text:list-item>
      </text:list>
      <text:h text:style-name="Heading_20_2" text:outline-level="2">Build</text:h>
      <text:p text:style-name="Text_20_body"><text:span text:style-name="T7">The command </text:span>required<text:span text:style-name="T7"> to build the DataBroker and WebPortal is:</text:span></text:p>
      <text:p text:style-name="Code">mvn clean install</text:p>
      <text:p text:style-name="P6">and if without running the unit tests:</text:p>
      <text:p text:style-name="P26">mvn -Dmaven.test.skip=true clean install</text:p>
      <text:p text:style-name="P7">for remote deployment on WildFly use:</text:p>
      <text:p text:style-name="P27">mvn -<text:span text:style-name="T8">P wildfly </text:span>clean install</text:p>
      <text:p text:style-name="P7">the deployment <text:span text:style-name="T13">parametrized</text:span> by <text:span text:style-name="T9">changing the pom.xml file, or on the command line by </text:span><text:span text:style-name="T11">specifying</text:span><text:span text:style-name="T9"> on of the:</text:span></text:p>
      <text:p text:style-name="Code"><text:span text:style-name="T9">-Dwildfly.username</text:span><text:span text:style-name="T10">=</text:span><text:span text:style-name="T12">username</text:span></text:p>
      <text:p text:style-name="Code"><text:span text:style-name="T9">-Dwildfly.password</text:span><text:span text:style-name="T10">=</text:span><text:span text:style-name="T12">password</text:span></text:p>
      <text:p text:style-name="Code"><text:span text:style-name="T9">-Dwildfly.hostname</text:span><text:span text:style-name="T10">=</text:span><text:span text:style-name="T12">hostname</text:span></text:p>
      <text:h text:style-name="P37" text:outline-level="1">Metadata Object Model</text:h>
      <text:h text:style-name="P29" text:outline-level="1">MetadataInventory (also MutableMetadataInventory):</text:h>
      <text:h text:style-name="P29" text:outline-level="1">- Contains all the metadata object within a particular “domain”, not just the roots.</text:h>
      <text:h text:style-name="P29" text:outline-level="1">Metadata (also MutableMetadata):</text:h>
      <text:h text:style-name="P29" text:outline-level="1">- A container (text blob) from which metadata contents can be accessed.</text:h>
      <text:h text:style-name="P29" text:outline-level="1">MetadataContent (also MutableMetadataContent):</text:h>
      <text:h text:style-name="P29" text:outline-level="1">- A container from which metadata statements can be accessed.</text:h>
      <text:h text:style-name="P29" text:outline-level="1">MetadataStatement (also MutableStatementMetadata):</text:h>
      <text:h text:style-name="P29" text:outline-level="1">- A container from which name, type and value can be obtained.</text:h>
      <text:h text:style-name="P30" text:outline-level="1"><draw:g text:anchor-type="as-char" draw:z-index="0" draw:style-name="gr1"><draw:custom-shape draw:style-name="gr2" draw:text-style-name="P39" xml:id="id2" draw:id="id2" svg:width="5.501cm" svg:height="3.001cm" svg:x="1.7cm" svg:y="5.5cm"><text:p text:style-name="P38"><text:span text:style-name="T15">Metadata</text:span></text:p><draw:enhanced-geometry svg:viewBox="0 0 21600 21600" draw:type="rectangle" draw:enhanced-path="M 0 0 L 21600 0 21600 21600 0 21600 0 0 Z N"/></draw:custom-shape><draw:custom-shape draw:style-name="gr3" draw:text-style-name="P39" xml:id="id4" draw:id="id4" svg:width="5.501cm" svg:height="3.001cm" svg:x="1.7cm" svg:y="11cm"><text:p text:style-name="P38"><text:span text:style-name="T15">Metadata</text:span></text:p><text:p text:style-name="P38"><text:span text:style-name="T15">Content</text:span></text:p><draw:enhanced-geometry svg:viewBox="0 0 21600 21600" draw:type="rectangle" draw:enhanced-path="M 0 0 L 21600 0 21600 21600 0 21600 0 0 Z N"/></draw:custom-shape><draw:custom-shape draw:style-name="gr4" draw:text-style-name="P39" xml:id="id6" draw:id="id6" svg:width="5.501cm" svg:height="2.999cm" svg:x="1.7cm" svg:y="16.501cm"><text:p text:style-name="P38"><text:span text:style-name="T15">Metadata</text:span><text:span text:style-name="T15"><text:line-break/></text:span><text:span text:style-name="T15">Statement</text:span></text:p><draw:enhanced-geometry svg:viewBox="0 0 21600 21600" draw:type="rectangle" draw:enhanced-path="M 0 0 L 21600 0 21600 21600 0 21600 0 0 Z N"/></draw:custom-shape><draw:custom-shape draw:style-name="gr5" draw:text-style-name="P39" xml:id="id1" draw:id="id1" svg:width="5.501cm" svg:height="3.001cm" svg:x="9.2cm" svg:y="5.5cm"><text:p text:style-name="P38"><text:span text:style-name="T15">Mutable</text:span><text:span text:style-name="T15"><text:line-break/></text:span><text:span text:style-name="T15">Metadata</text:span></text:p><draw:enhanced-geometry svg:viewBox="0 0 21600 21600" draw:type="rectangle" draw:enhanced-path="M 0 0 L 21600 0 21600 21600 0 21600 0 0 Z N"/></draw:custom-shape><draw:custom-shape draw:style-name="gr6" draw:text-style-name="P39" xml:id="id5" draw:id="id5" svg:width="5.501cm" svg:height="2.999cm" svg:x="9.2cm" svg:y="16.501cm"><text:p text:style-name="P38"><text:span text:style-name="T15">Mutable</text:span></text:p><text:p text:style-name="P38"><text:span text:style-name="T15">Metadata</text:span></text:p><text:p text:style-name="P38"><text:span text:style-name="T15">Statement</text:span></text:p><draw:enhanced-geometry svg:viewBox="0 0 21600 21600" draw:type="rectangle" draw:enhanced-path="M 0 0 L 21600 0 21600 21600 0 21600 0 0 Z N"/></draw:custom-shape><draw:custom-shape draw:style-name="gr7" draw:text-style-name="P39" xml:id="id3" draw:id="id3" svg:width="5.501cm" svg:height="3.001cm" svg:x="9.2cm" svg:y="11cm"><text:p text:style-name="P38"><text:span text:style-name="T15">Mutable</text:span></text:p><text:p text:style-name="P38"><text:span text:style-name="T15">Metadata</text:span></text:p><text:p text:style-name="P38"><text:span text:style-name="T15">Content</text:span></text:p><draw:enhanced-geometry svg:viewBox="0 0 21600 21600" draw:type="rectangle" draw:enhanced-path="M 0 0 L 21600 0 21600 21600 0 21600 0 0 Z N"/></draw:custom-shape><draw:connector draw:style-name="gr8" draw:text-style-name="P39" svg:x1="9.2cm" svg:y1="7cm" svg:x2="7.2cm" svg:y2="7cm" draw:start-shape="id1" draw:start-glue-point="3" draw:end-shape="id2" draw:end-glue-point="1" svg:d="M9200-2752h-2000" svg:viewBox="0 0 2002 2"><text:p/></draw:connector><draw:connector draw:style-name="gr9" draw:text-style-name="P39" svg:x1="9.2cm" svg:y1="12.499cm" svg:x2="7.2cm" svg:y2="12.499cm" draw:start-shape="id3" draw:start-glue-point="3" draw:end-shape="id4" draw:end-glue-point="1" svg:d="M9200 2748h-2000" svg:viewBox="0 0 2002 2"><text:p/></draw:connector><draw:connector draw:style-name="gr10" draw:text-style-name="P39" svg:x1="9.2cm" svg:y1="18cm" svg:x2="7.2cm" svg:y2="18cm" draw:start-shape="id5" draw:start-glue-point="3" draw:end-shape="id6" draw:end-glue-point="1" svg:d="M9200 8249h-2000" svg:viewBox="0 0 2002 2"><text:p/></draw:connector><draw:connector draw:style-name="gr11" draw:text-style-name="P39" svg:x1="4.45cm" svg:y1="8.501cm" svg:x2="4.45cm" svg:y2="11cm" draw:start-shape="id2" draw:start-glue-point="2" draw:end-shape="id4" draw:end-glue-point="0" svg:d="M4450-1251v2500" svg:viewBox="0 0 2 2501"><text:p/></draw:connector><draw:connector draw:style-name="gr12" draw:text-style-name="P39" svg:x1="4.45cm" svg:y1="14cm" svg:x2="4.45cm" svg:y2="16.501cm" draw:start-shape="id4" draw:start-glue-point="2" draw:end-shape="id6" draw:end-glue-point="0" svg:d="M4450 4249v2501" svg:viewBox="0 0 2 2503"><text:p/></draw:connector><draw:connector draw:style-name="gr13" draw:text-style-name="P39" svg:x1="7.2cm" svg:y1="7cm" svg:x2="7.2cm" svg:y2="7cm" draw:start-shape="id2" draw:end-shape="id2" svg:d="M7200-2752z" svg:viewBox="0 0 2 2"><text:p/></draw:connector><draw:line draw:style-name="gr14" draw:text-style-name="P39" svg:x1="2.2cm" svg:y1="3.5cm" svg:x2="2.2cm" svg:y2="5.5cm"><text:p/></draw:line><draw:line draw:style-name="gr15" draw:text-style-name="P39" svg:x1="3.7cm" svg:y1="3.5cm" svg:x2="3.7cm" svg:y2="5.5cm"><text:p/></draw:line><draw:line draw:style-name="gr16" draw:text-style-name="P39" svg:x1="2.2cm" svg:y1="3.5cm" svg:x2="3.7cm" svg:y2="3.5cm"><text:p/></draw:line><draw:line draw:style-name="gr17" draw:text-style-name="P39" svg:x1="5.2cm" svg:y1="3.5cm" svg:x2="5.2cm" svg:y2="5.5cm"><text:p/></draw:line><draw:line draw:style-name="gr18" draw:text-style-name="P39" svg:x1="6.7cm" svg:y1="3.5cm" svg:x2="6.7cm" svg:y2="5.5cm"><text:p/></draw:line><draw:line draw:style-name="gr19" draw:text-style-name="P39" svg:x1="5.2cm" svg:y1="3.5cm" svg:x2="6.7cm" svg:y2="3.5cm"><text:p/></draw:line><draw:frame draw:style-name="gr20" draw:text-style-name="P41" svg:width="1.99cm" svg:height="1.227cm" svg:x="0cm" svg:y="3.5cm"><draw:text-box><text:p text:style-name="P38"><text:span text:style-name="T16">parent/</text:span></text:p><text:p text:style-name="P40"><text:span text:style-name="T16">children</text:span></text:p></draw:text-box></draw:frame><draw:frame draw:style-name="gr21" draw:text-style-name="P42" svg:width="2.557cm" svg:height="0.74cm" svg:x="6.8cm" svg:y="3.701cm"><draw:text-box><text:p text:style-name="P38"><text:span text:style-name="T17">description</text:span></text:p></draw:text-box></draw:frame><draw:frame draw:style-name="gr22" draw:text-style-name="P43" svg:width="1.214cm" svg:height="0.74cm" svg:x="1cm" svg:y="4.775cm"><draw:text-box><text:p text:style-name="P40"><text:span text:style-name="T16">0..1</text:span></text:p></draw:text-box></draw:frame><draw:frame draw:style-name="gr23" draw:text-style-name="P43" svg:width="1.142cm" svg:height="0.74cm" svg:x="2.582cm" svg:y="4.784cm"><draw:text-box><text:p text:style-name="P40"><text:span text:style-name="T16">0..*</text:span></text:p></draw:text-box></draw:frame><draw:frame draw:style-name="gr24" draw:text-style-name="P43" svg:width="1.142cm" svg:height="0.74cm" svg:x="5.2cm" svg:y="4.775cm"><draw:text-box><text:p text:style-name="P40"><text:span text:style-name="T16">0..*</text:span></text:p></draw:text-box></draw:frame><draw:frame draw:style-name="gr25" draw:text-style-name="P43" svg:width="1.214cm" svg:height="0.74cm" svg:x="6.687cm" svg:y="4.775cm"><draw:text-box><text:p text:style-name="P40"><text:span text:style-name="T16">0..1</text:span></text:p></draw:text-box></draw:frame><draw:custom-shape draw:style-name="gr26" draw:text-style-name="P39" xml:id="id8" draw:id="id8" svg:width="5.501cm" svg:height="3.001cm" svg:x="1.7cm" svg:y="0cm"><text:p text:style-name="P38"><text:span text:style-name="T15">Metadata</text:span></text:p><text:p text:style-name="P38"><text:span text:style-name="T15">Inventory</text:span></text:p><draw:enhanced-geometry svg:viewBox="0 0 21600 21600" draw:type="rectangle" draw:enhanced-path="M 0 0 L 21600 0 21600 21600 0 21600 0 0 Z N"/></draw:custom-shape><draw:custom-shape draw:style-name="gr27" draw:text-style-name="P39" xml:id="id7" draw:id="id7" svg:width="5.501cm" svg:height="3.001cm" svg:x="9.2cm" svg:y="0cm"><text:p text:style-name="P38"><text:span text:style-name="T15">Mutable</text:span></text:p><text:p text:style-name="P38"><text:span text:style-name="T15">Metadata</text:span></text:p><text:p text:style-name="P38"><text:span text:style-name="T15">Inventory</text:span></text:p><draw:enhanced-geometry svg:viewBox="0 0 21600 21600" draw:type="rectangle" draw:enhanced-path="M 0 0 L 21600 0 21600 21600 0 21600 0 0 Z N"/></draw:custom-shape><draw:connector draw:style-name="gr28" draw:text-style-name="P39" svg:x1="9.2cm" svg:y1="1.5cm" svg:x2="7.2cm" svg:y2="1.5cm" draw:start-shape="id7" draw:start-glue-point="3" draw:end-shape="id8" draw:end-glue-point="1" svg:d="M9200-8252h-2000" svg:viewBox="0 0 2002 2"><text:p/></draw:connector><draw:connector draw:style-name="gr29" draw:text-style-name="P39" svg:x1="4.45cm" svg:y1="3.001cm" svg:x2="4.45cm" svg:y2="5.5cm" draw:start-shape="id8" draw:start-glue-point="2" draw:end-shape="id2" draw:end-glue-point="0" svg:d="M4450-6751v2499" svg:viewBox="0 0 2 2501"><text:p/></draw:connector><draw:frame draw:style-name="gr30" draw:text-style-name="P41" svg:width="2.112cm" svg:height="0.74cm" svg:x="2.247cm" svg:y="9.275cm"><draw:text-box><text:p text:style-name="P38"><text:span text:style-name="T16">contents</text:span></text:p></draw:text-box></draw:frame><draw:frame draw:style-name="gr31" draw:text-style-name="P41" svg:width="2.587cm" svg:height="0.74cm" svg:x="1.799cm" svg:y="14.776cm"><draw:text-box><text:p text:style-name="P38"><text:span text:style-name="T16">statements</text:span></text:p></draw:text-box></draw:frame></draw:g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officeooo:rsid="003d0e73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fo:margin-top="0.101cm" fo:margin-bottom="0.101cm" loext:contextual-spacing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17e5c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Developer Manual</text:span><text:tab/><text:span text:style-name="MT1">1.0</text:span></text:p>
      </style:header>
      <style:footer>
        <text:p text:style-name="MP2"><text:tab/><text:span text:style-name="MT2"><text:page-number text:select-page="current">5</text:page-number></text:span><text:span text:style-name="MT2"> </text:span><text:span text:style-name="MT3">of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0M34S</meta:editing-duration>
    <meta:editing-cycles>59</meta:editing-cycles>
    <meta:generator>LibreOffice/4.3.4.1$Linux_X86_64 LibreOffice_project/430$Build-1</meta:generator>
    <dc:date>2015-01-03T23:39:04.007561418</dc:date>
    <meta:document-statistic meta:table-count="2" meta:image-count="0" meta:object-count="0" meta:page-count="1" meta:paragraph-count="88" meta:word-count="317" meta:character-count="2368" meta:non-whitespace-character-count="2139"/>
    <meta:user-defined meta:name="Info 1"/>
    <meta:user-defined meta:name="Info 2"/>
    <meta:user-defined meta:name="Info 3"/>
    <meta:user-defined meta:name="Info 4"/>
  </office:meta>
</office:document-meta>
</file>